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39153373475843967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5839970371530975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6660270082153584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62661908445637096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5236510128515612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123338058676372861"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82293072256539934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2572639199128391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8534503" text:continue-list="list182293072256539934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4522978634104606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52530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53036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8538168"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8530744"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528850"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85495771926119346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72530983647808826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62939068087283699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519335"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8747069944266729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671796524741237954"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66377503206474468" text:style-name="L15">
        <text:list-item>
          <text:list>
            <text:list-header>
              <text:p text:style-name="P182">1.5 miles averaging about 9:40/mile and rest 1 min</text:p>
            </text:list-header>
          </text:list>
        </text:list-item>
      </text:list>
      <text:p text:style-name="P24">1 mile in 8:26 and rest 2 min</text:p>
      <text:list xml:id="list267283681939205105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40942606430413895"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545831"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20023059462938929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08889620966594182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5601207069285137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8535242" text:continue-list="list5088896209665941822" text:style-name="L19">
        <text:list-item>
          <text:list>
            <text:list-header>
              <text:p text:style-name="P186">(Pace*HR)=1240</text:p>
            </text:list-header>
          </text:list>
        </text:list-item>
      </text:list>
      <text:list xml:id="list38518118" text:continue-list="list5200230594629389290" text:style-name="L18">
        <text:list-item>
          <text:list>
            <text:list-header>
              <text:p text:style-name="P185">2 miles at 10:46/mile Ave HR= 121 bpm and rest a few minutes</text:p>
            </text:list-header>
          </text:list>
        </text:list-item>
      </text:list>
      <text:list xml:id="list38521655" text:continue-list="list3853524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853357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9697126858455069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3568902527448483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7364576411767896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543083191409214975"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9721498327427139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6065417167348063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8514627"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513722"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5078788967026130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5723526573365713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564645643754211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94471585792568679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2078142446070967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88693348191207990" text:style-name="L32">
        <text:list-item>
          <text:list>
            <text:list-header>
              <text:p text:style-name="P196">0.25 miles in 2:54</text:p>
              <text:p text:style-name="P196">1 mile in 9:21 going faster as I ran and ending at around 8:30 pace</text:p>
            </text:list-header>
          </text:list>
        </text:list-item>
      </text:list>
      <text:list xml:id="list8982295203757590801"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916962651779760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7813034106956685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53693795251148992"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9:20, Splits: 4:43, 4:37</text:p>
      <text:p text:style-name="P24"><text:span text:style-name="T2">Warm down:</text:span> 0.25 miles home</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65217949940571202"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5T18:27:58.71</dc:date>
    <dc:creator>James Lombardi</dc:creator>
    <meta:editing-duration>P24DT19H6M20S</meta:editing-duration>
    <meta:editing-cycles>1950</meta:editing-cycles>
    <meta:generator>OpenOffice/4.1.2$Win32 OpenOffice.org_project/412m3$Build-9782</meta:generator>
    <meta:document-statistic meta:table-count="0" meta:image-count="9" meta:object-count="0" meta:page-count="195" meta:paragraph-count="5659" meta:word-count="61204" meta:character-count="313629"/>
  </office:meta>
</office:document-meta>
</file>